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126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0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krs</text:p>
          </table:table-cell>
          <table:table-cell table:style-name="ce1" office:value-type="string" calcext:value-type="string">
            <text:p>rok_kalendarzowy</text:p>
          </table:table-cell>
          <table:table-cell table:style-name="ce1" office:value-type="string" calcext:value-type="string">
            <text:p>sprawozdanie_finansowe</text:p>
          </table:table-cell>
          <table:table-cell table:style-name="ce1" office:value-type="string" calcext:value-type="string">
            <text:p>uchwala_zatw</text:p>
          </table:table-cell>
          <table:table-cell table:style-name="ce1" office:value-type="string" calcext:value-type="string">
            <text:p>kiedy_bylo</text:p>
          </table:table-cell>
          <table:table-cell table:style-name="ce1" office:value-type="string" calcext:value-type="string">
            <text:p>w_sprawie</text:p>
          </table:table-cell>
          <table:table-cell table:style-name="ce3" office:value-type="string" calcext:value-type="string">
            <text:p>bilans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rzeciw</text:p>
          </table:table-cell>
          <table:table-cell table:style-name="ce1" office:value-type="string" calcext:value-type="string">
            <text:p>wstrzymujacy</text:p>
          </table:table-cell>
          <table:table-cell table:style-name="ce1" office:value-type="string" calcext:value-type="string">
            <text:p>niewazne</text:p>
          </table:table-cell>
          <table:table-cell table:style-name="ce1" office:value-type="string" calcext:value-type="string">
            <text:p>uwagi</text:p>
          </table:table-cell>
          <table:table-cell table:style-name="ce1" table:number-columns-repeated="1009"/>
          <table:table-cell table:number-columns-repeated="3"/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8124862.17" calcext:value-type="float">
            <text:p>218,124,862.17</text:p>
          </table:table-cell>
          <table:table-cell office:value-type="float" office:value="425" calcext:value-type="float">
            <text:p>425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38601" calcext:value-type="float">
            <text:p>138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142701.82" calcext:value-type="float">
            <text:p>22,142,701.8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131267" calcext:value-type="float">
            <text:p>1312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348678.1" calcext:value-type="float">
            <text:p>5,348,678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table:style-name="ce2" office:value-type="float" office:value="234840" calcext:value-type="float">
            <text:p>2348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12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1990.64" calcext:value-type="float">
            <text:p>671,990.6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4155.26" calcext:value-type="float">
            <text:p>954,155.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079411.52" calcext:value-type="float">
            <text:p>9,079,411.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0303.7" calcext:value-type="float">
            <text:p>20,303.70</text:p>
          </table:table-cell>
          <table:table-cell table:number-columns-repeated="4"/>
          <table:table-cell office:value-type="string" calcext:value-type="string">
            <text:p>brak uchwaly o zatwierdzeniu</text:p>
          </table:table-cell>
          <table:table-cell table:number-columns-repeated="1012"/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732357.29" calcext:value-type="float">
            <text:p>5,732,357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034834.84" calcext:value-type="float">
            <text:p>4,034,834.84</text:p>
          </table:table-cell>
          <table:table-cell table:number-columns-repeated="1017"/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01953.86" calcext:value-type="float">
            <text:p>2,101,953.86</text:p>
          </table:table-cell>
          <table:table-cell table:number-columns-repeated="1017"/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81700.91" calcext:value-type="float">
            <text:p>481,700.91</text:p>
          </table:table-cell>
          <table:table-cell table:number-columns-repeated="1017"/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6377982.67" calcext:value-type="float">
            <text:p>6,377,982.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293385.87" calcext:value-type="float">
            <text:p>2,293,385.8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float" office:value="7393280.17" calcext:value-type="float">
            <text:p>7,393,280.17</text:p>
          </table:table-cell>
          <table:table-cell table:number-columns-repeated="4"/>
          <table:table-cell office:value-type="string" calcext:value-type="string">
            <text:p>brak danych za 2022</text:p>
          </table:table-cell>
          <table:table-cell table:number-columns-repeated="1012"/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4156494.08" calcext:value-type="float">
            <text:p>14,156,494.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742933.58" calcext:value-type="float">
            <text:p>2,742,933.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8193167.43" calcext:value-type="float">
            <text:p>18,193,167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52664.74" calcext:value-type="float">
            <text:p>652,664.74</text:p>
          </table:table-cell>
          <table:table-cell table:number-columns-repeated="1017"/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617273.61" calcext:value-type="float">
            <text:p>9,617,273.6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12"/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829411.45" calcext:value-type="float">
            <text:p>8,829,411.4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bilansu za 2022</text:p>
          </table:table-cell>
          <table:table-cell office:value-type="float" office:value="114860.01" calcext:value-type="float">
            <text:p>114,860.0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547832.83" calcext:value-type="float">
            <text:p>15,547,832.8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96711.23" calcext:value-type="float">
            <text:p>5,096,711.2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705.14" calcext:value-type="float">
            <text:p>105,705.1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12"/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291453.26" calcext:value-type="float">
            <text:p>1,291,453.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51336796.14" calcext:value-type="float">
            <text:p>151,336,796.14</text:p>
          </table:table-cell>
          <table:table-cell table:number-columns-repeated="1017"/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12"/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7"/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5556.55" calcext:value-type="float">
            <text:p>645,556.5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615661.25" calcext:value-type="float">
            <text:p>6,615,661.2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41318.13" calcext:value-type="float">
            <text:p>841,318.1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07243.01" calcext:value-type="float">
            <text:p>1,807,243.0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348973.88" calcext:value-type="float">
            <text:p>18,348,973.88</text:p>
          </table:table-cell>
          <table:table-cell table:number-columns-repeated="1017"/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01160.65" calcext:value-type="float">
            <text:p>5,801,160.6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44226.84" calcext:value-type="float">
            <text:p>3,744,226.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94857.41" calcext:value-type="float">
            <text:p>1,894,857.4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012.45" calcext:value-type="float">
            <text:p>304,012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25426.69" calcext:value-type="float">
            <text:p>1,425,426.69</text:p>
          </table:table-cell>
          <table:table-cell table:number-columns-repeated="1017"/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37187.95" calcext:value-type="float">
            <text:p>1,337,187.95</text:p>
          </table:table-cell>
          <table:table-cell table:number-columns-repeated="1017"/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85900.71" calcext:value-type="float">
            <text:p>3,385,900.7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20166.74" calcext:value-type="float">
            <text:p>420,166.7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7795.41" calcext:value-type="float">
            <text:p>107,795.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1353632.99" calcext:value-type="float">
            <text:p>241,353,632.99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8531.54" calcext:value-type="float">
            <text:p>138,531.5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436081.8" calcext:value-type="float">
            <text:p>4,436,081.8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4343.96" calcext:value-type="float">
            <text:p>2,104,343.9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9280.37" calcext:value-type="float">
            <text:p>169,280.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76154.29" calcext:value-type="float">
            <text:p>6,976,154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ane dostepne za 2021</text:p>
          </table:table-cell>
          <table:table-cell table:number-columns-repeated="1012"/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18727.4" calcext:value-type="float">
            <text:p>30,418,727.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9995203.68" calcext:value-type="float">
            <text:p>69,995,203.68</text:p>
          </table:table-cell>
          <table:table-cell table:number-columns-repeated="1017"/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7135849.49" calcext:value-type="float">
            <text:p>27,135,849.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30285.58" calcext:value-type="float">
            <text:p>2,030,285.5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17222.37" calcext:value-type="float">
            <text:p>5,117,222.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93117.02" calcext:value-type="float">
            <text:p>2,193,117.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920071.97" calcext:value-type="float">
            <text:p>4,920,071.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738412.51" calcext:value-type="float">
            <text:p>17,738,412.5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80381.87" calcext:value-type="float">
            <text:p>380,381.8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184517.54" calcext:value-type="float">
            <text:p>7,184,517.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045.2" calcext:value-type="float">
            <text:p>502,045.2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79067.99" calcext:value-type="float">
            <text:p>879,067.9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4355.44" calcext:value-type="float">
            <text:p>1,884,355.4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000000" calcext:value-type="float">
            <text:p>50,000,000.00</text:p>
          </table:table-cell>
          <table:table-cell table:number-columns-repeated="4"/>
          <table:table-cell office:value-type="string" calcext:value-type="string">
            <text:p>brak biliansu za 2022, szacunek za 2021</text:p>
          </table:table-cell>
          <table:table-cell table:number-columns-repeated="1012"/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okumenty za 2020</text:p>
          </table:table-cell>
          <table:table-cell table:number-columns-repeated="1012"/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197909.56" calcext:value-type="float">
            <text:p>10,197,909.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o krsu za 2022 są wgrane dokumenty za 2021</text:p>
          </table:table-cell>
          <table:table-cell table:number-columns-repeated="1012"/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97448.1" calcext:value-type="float">
            <text:p>21,097,448.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434540.53" calcext:value-type="float">
            <text:p>21,434,540.5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podziału nadwyzki bilansowej za 2022</text:p>
          </table:table-cell>
          <table:table-cell office:value-type="float" office:value="2434659.41" calcext:value-type="float">
            <text:p>2,434,659.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k uchwaly o zatwierdzeniu sprawozdania finansowego, jest o nadwyzce</text:p>
          </table:table-cell>
          <table:table-cell table:number-columns-repeated="1012"/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7"/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3830.19" calcext:value-type="float">
            <text:p>173,830.19</text:p>
          </table:table-cell>
          <table:table-cell table:number-columns-repeated="4"/>
          <table:table-cell office:value-type="string" calcext:value-type="string">
            <text:p>stan likwidacji</text:p>
          </table:table-cell>
          <table:table-cell table:number-columns-repeated="1012"/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32986.56" calcext:value-type="float">
            <text:p>6,332,986.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303447.3" calcext:value-type="float">
            <text:p>4,303,447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00000" calcext:value-type="float">
            <text:p>2,000,000.00</text:p>
          </table:table-cell>
          <table:table-cell table:number-columns-repeated="4"/>
          <table:table-cell office:value-type="string" calcext:value-type="string">
            <text:p>blad w krs za lata 2022, 2021 , szacunek za 2020 rok</text:p>
          </table:table-cell>
          <table:table-cell table:number-columns-repeated="1012"/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794844.64" calcext:value-type="float">
            <text:p>7,794,844.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17105.65" calcext:value-type="float">
            <text:p>50,217,105.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06943.62" calcext:value-type="float">
            <text:p>1,006,943.6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57352.22" calcext:value-type="float">
            <text:p>6,957,352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368603.38" calcext:value-type="float">
            <text:p>8,368,603.3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071768.07" calcext:value-type="float">
            <text:p>9,071,768.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948785.95" calcext:value-type="float">
            <text:p>948,785.95</text:p>
          </table:table-cell>
          <table:table-cell table:number-columns-repeated="1017"/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928153.49" calcext:value-type="float">
            <text:p>22,928,153.4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1799.13" calcext:value-type="float">
            <text:p>641,799.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640015.16" calcext:value-type="float">
            <text:p>10,640,015.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6312691.24" calcext:value-type="float">
            <text:p>136,312,691.24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2436752.48" calcext:value-type="float">
            <text:p>42,436,752.4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811278" calcext:value-type="float">
            <text:p>13,811,278.00</text:p>
          </table:table-cell>
          <table:table-cell table:number-columns-repeated="1017"/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11431.05" calcext:value-type="float">
            <text:p>911,431.0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71626.26" calcext:value-type="float">
            <text:p>2,371,626.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7058.68" calcext:value-type="float">
            <text:p>807,058.6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794214.94" calcext:value-type="float">
            <text:p>11,794,214.9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5742214.23" calcext:value-type="float">
            <text:p>5,742,214.23</text:p>
          </table:table-cell>
          <table:table-cell table:number-columns-repeated="1017"/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20"/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616595.52" calcext:value-type="float">
            <text:p>5,616,595.5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823758.41" calcext:value-type="float">
            <text:p>17,823,758.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96683.48" calcext:value-type="float">
            <text:p>5,196,683.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82277.34" calcext:value-type="float">
            <text:p>6,482,277.3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string" calcext:value-type="string">
            <text:p>zatwierdzenie bilansu za 2022</text:p>
          </table:table-cell>
          <table:table-cell office:value-type="float" office:value="714448.69" calcext:value-type="float">
            <text:p>714,448.6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13047.35" calcext:value-type="float">
            <text:p>2,813,047.3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24265.09" calcext:value-type="float">
            <text:p>1,424,265.0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158615.15" calcext:value-type="float">
            <text:p>6,158,615.1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296114.68" calcext:value-type="float">
            <text:p>9,296,114.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9516.55" calcext:value-type="float">
            <text:p>2,049,516.5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754717.14" calcext:value-type="float">
            <text:p>10,754,717.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9550370.02" calcext:value-type="float">
            <text:p>39,550,370.0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262693.47" calcext:value-type="float">
            <text:p>24,262,693.4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21859" calcext:value-type="float">
            <text:p>1,621,859.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33567.23" calcext:value-type="float">
            <text:p>233,567.23</text:p>
          </table:table-cell>
          <table:table-cell table:number-columns-repeated="1017"/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35519.78" calcext:value-type="float">
            <text:p>435,519.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71839.4" calcext:value-type="float">
            <text:p>5,871,839.4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5865.75" calcext:value-type="float">
            <text:p>265,865.75</text:p>
          </table:table-cell>
          <table:table-cell table:number-columns-repeated="1017"/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48172.95" calcext:value-type="float">
            <text:p>1,948,172.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94026.47" calcext:value-type="float">
            <text:p>2,894,026.4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2939309.22" calcext:value-type="float">
            <text:p>72,939,309.2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3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1826866.11" calcext:value-type="float">
            <text:p>71,826,866.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76763.32" calcext:value-type="float">
            <text:p>2,676,763.3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145698.78" calcext:value-type="float">
            <text:p>8,145,698.7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5780273.22" calcext:value-type="float">
            <text:p>5,780,273.22</text:p>
          </table:table-cell>
          <table:table-cell table:number-columns-repeated="1017"/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23140.56" calcext:value-type="float">
            <text:p>2,323,140.5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10346.43" calcext:value-type="float">
            <text:p>1,610,346.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78035.34" calcext:value-type="float">
            <text:p>6,378,035.3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30400.01" calcext:value-type="float">
            <text:p>3,130,400.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34078.28" calcext:value-type="float">
            <text:p>1,034,078.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4528449.53" calcext:value-type="float">
            <text:p>24,528,449.53</text:p>
          </table:table-cell>
          <table:table-cell table:number-columns-repeated="1017"/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510469.62" calcext:value-type="float">
            <text:p>21,510,469.62</text:p>
          </table:table-cell>
          <table:table-cell table:number-columns-repeated="1017"/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66972.76" calcext:value-type="float">
            <text:p>10,566,972.7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61569" calcext:value-type="float">
            <text:p>1,861,569.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09956.57" calcext:value-type="float">
            <text:p>1,409,956.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998934.03" calcext:value-type="float">
            <text:p>13,998,934.0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898895.14" calcext:value-type="float">
            <text:p>12,898,895.1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377284.84" calcext:value-type="float">
            <text:p>24,377,284.8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391701.07" calcext:value-type="float">
            <text:p>11,391,701.0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09922.16" calcext:value-type="float">
            <text:p>1,309,922.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37696.28" calcext:value-type="float">
            <text:p>1,737,696.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2458402.99" calcext:value-type="float">
            <text:p>72,458,402.9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kt notarialny</text:p>
          </table:table-cell>
          <table:table-cell table:number-columns-repeated="1012"/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5263206.79" calcext:value-type="float">
            <text:p>35,263,206.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192889.59" calcext:value-type="float">
            <text:p>15,192,889.5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564878.93" calcext:value-type="float">
            <text:p>14,564,878.9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962835" calcext:value-type="float">
            <text:p>19,962,835.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4247.39" calcext:value-type="float">
            <text:p>244,247.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75475.2" calcext:value-type="float">
            <text:p>3,075,475.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297392.68" calcext:value-type="float">
            <text:p>17,297,392.68</text:p>
          </table:table-cell>
          <table:table-cell table:number-columns-repeated="1017"/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4177273.74" calcext:value-type="float">
            <text:p>114,177,273.7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9586844.71" calcext:value-type="float">
            <text:p>59,586,844.7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029790.99" calcext:value-type="float">
            <text:p>12,029,790.9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46511.77" calcext:value-type="float">
            <text:p>2,246,511.7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8</text:p>
          </table:table-cell>
          <table:table-cell table:number-columns-repeated="1012"/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305377.45" calcext:value-type="float">
            <text:p>33,305,377.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5096533.44" calcext:value-type="float">
            <text:p>75,096,533.44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697216.54" calcext:value-type="float">
            <text:p>89,697,216.5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575387.38" calcext:value-type="float">
            <text:p>34,575,387.3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9925220.13" calcext:value-type="float">
            <text:p>29,925,220.13</text:p>
          </table:table-cell>
          <table:table-cell table:number-columns-repeated="1017"/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k 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41304.05" calcext:value-type="float">
            <text:p>841,304.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1667.63" calcext:value-type="float">
            <text:p>191,667.6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639575.62" calcext:value-type="float">
            <text:p>34,639,575.6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3466962.63" calcext:value-type="float">
            <text:p>113,466,962.6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173462.78" calcext:value-type="float">
            <text:p>31,173,462.7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65153.2" calcext:value-type="float">
            <text:p>1,165,153.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897022.77" calcext:value-type="float">
            <text:p>4,897,022.7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913775.58" calcext:value-type="float">
            <text:p>9,913,775.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8571969.64" calcext:value-type="float">
            <text:p>8,571,969.64</text:p>
          </table:table-cell>
          <table:table-cell table:number-columns-repeated="1017"/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434759.29" calcext:value-type="float">
            <text:p>16,434,759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886615.12" calcext:value-type="float">
            <text:p>98,886,615.1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02439.39" calcext:value-type="float">
            <text:p>7,902,439.3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379360.23" calcext:value-type="float">
            <text:p>8,379,360.2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6723.25" calcext:value-type="float">
            <text:p>406,723.2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03936.63" calcext:value-type="float">
            <text:p>6,903,936.6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62248.07" calcext:value-type="float">
            <text:p>9,562,248.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307594.45" calcext:value-type="float">
            <text:p>67,307,59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19709.7" calcext:value-type="float">
            <text:p>5,819,709.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51842371.74" calcext:value-type="float">
            <text:p>151,842,371.7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87026" calcext:value-type="float">
            <text:p>18,887,026.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569393.83" calcext:value-type="float">
            <text:p>4,569,393.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53435224.64" calcext:value-type="float">
            <text:p>553,435,224.64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21600.94" calcext:value-type="float">
            <text:p>1,521,600.9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493074.66" calcext:value-type="float">
            <text:p>5,493,074.66</text:p>
          </table:table-cell>
          <table:table-cell table:number-columns-repeated="4"/>
          <table:table-cell office:value-type="string" calcext:value-type="string">
            <text:p>brak daty walnego. wpisana daty dodania dokumentu do krs</text:p>
          </table:table-cell>
          <table:table-cell table:number-columns-repeated="1012"/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318990.22" calcext:value-type="float">
            <text:p>26,318,990.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19208.07" calcext:value-type="float">
            <text:p>319,208.0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table:style-name="ce7" office:value-type="float" office:value="119513" calcext:value-type="float">
            <text:p>11951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7" office:value-type="string" calcext:value-type="string">
            <text:p>20-04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table:style-name="ce10" office:value-type="float" office:value="1012059.58" calcext:value-type="float">
            <text:p>1,012,059.5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7" office:value-type="string" calcext:value-type="string">
            <text:p>pomimo, ze odrzucono uchwale to weszla w zycie</text:p>
          </table:table-cell>
          <table:table-cell table:style-name="ce7" table:number-columns-repeated="1012"/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529006.05" calcext:value-type="float">
            <text:p>7,529,006.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1905149.85" calcext:value-type="float">
            <text:p>11,905,149.85</text:p>
          </table:table-cell>
          <table:table-cell table:number-columns-repeated="1017"/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95447.25" calcext:value-type="float">
            <text:p>2,595,447.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96348.17" calcext:value-type="float">
            <text:p>1,196,348.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662147.62" calcext:value-type="float">
            <text:p>12,662,147.6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570364258.06" calcext:value-type="float">
            <text:p>570,364,258.0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224672.59" calcext:value-type="float">
            <text:p>3,224,672.5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17384.45" calcext:value-type="float">
            <text:p>917,38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470150.43" calcext:value-type="float">
            <text:p>13,470,150.4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ie 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83818248.36" calcext:value-type="float">
            <text:p>83,818,248.36</text:p>
          </table:table-cell>
          <table:table-cell table:number-columns-repeated="1017"/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39923.36" calcext:value-type="float">
            <text:p>7,939,923.3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za działalnosci zarzadu za 2022</text:p>
          </table:table-cell>
          <table:table-cell office:value-type="float" office:value="1099605.22" calcext:value-type="float">
            <text:p>1,099,605.2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73530.91" calcext:value-type="float">
            <text:p>1,773,530.9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79297.45" calcext:value-type="float">
            <text:p>3,679,297.4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359492" calcext:value-type="float">
            <text:p>18,359,492.00</text:p>
          </table:table-cell>
          <table:table-cell table:number-columns-repeated="1017"/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84890.92" calcext:value-type="float">
            <text:p>2,484,890.9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931077.96" calcext:value-type="float">
            <text:p>18,931,077.9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688349801.77" calcext:value-type="float">
            <text:p>688,349,801.7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2084295.39" calcext:value-type="float">
            <text:p>142,084,295.3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28023.82" calcext:value-type="float">
            <text:p>128,023.82</text:p>
          </table:table-cell>
          <table:table-cell table:number-columns-repeated="1017"/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71539.82" calcext:value-type="float">
            <text:p>1,571,539.8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8570568.3" calcext:value-type="float">
            <text:p>178,570,568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85084258.1" calcext:value-type="float">
            <text:p>285,084,258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72360.42" calcext:value-type="float">
            <text:p>9,872,360.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7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3274807.93" calcext:value-type="float">
            <text:p>23,274,807.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7510.9" calcext:value-type="float">
            <text:p>2,047,510.90</text:p>
          </table:table-cell>
          <table:table-cell table:number-columns-repeated="4"/>
          <table:table-cell office:value-type="string" calcext:value-type="string">
            <text:p>brak danych o głosowaniu, brak danych o dacie walnego</text:p>
          </table:table-cell>
          <table:table-cell table:number-columns-repeated="1012"/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175962.6" calcext:value-type="float">
            <text:p>50,175,962.6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7729683.23" calcext:value-type="float">
            <text:p>157,729,683.23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4360347.45" calcext:value-type="float">
            <text:p>254,360,347.45</text:p>
          </table:table-cell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26843946.53" calcext:value-type="float">
            <text:p>426,843,946.53</text:p>
          </table:table-cell>
          <table:table-cell table:number-columns-repeated="1017"/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54834633.66" calcext:value-type="float">
            <text:p>254,834,633.6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469819.1" calcext:value-type="float">
            <text:p>26,469,819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823577.5" calcext:value-type="float">
            <text:p>21,823,577.5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938646.12" calcext:value-type="float">
            <text:p>105,938,646.1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0</text:p>
          </table:table-cell>
          <table:table-cell table:number-columns-repeated="1012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0389936.13" calcext:value-type="float">
            <text:p>260,389,936.13</text:p>
          </table:table-cell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za działalnosci zarzadu za 2022</text:p>
          </table:table-cell>
          <table:table-cell office:value-type="float" office:value="5099983.52" calcext:value-type="float">
            <text:p>5,099,983.5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45509.16" calcext:value-type="float">
            <text:p>2,645,509.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991746.22" calcext:value-type="float">
            <text:p>40,991,746.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49953694.71" calcext:value-type="float">
            <text:p>149,953,694.71</text:p>
          </table:table-cell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879233.79" calcext:value-type="float">
            <text:p>89,879,233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92458.6" calcext:value-type="float">
            <text:p>5,192,458.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46564.37" calcext:value-type="float">
            <text:p>2,046,564.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5950661.67" calcext:value-type="float">
            <text:p>55,950,661.6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690359.16" calcext:value-type="float">
            <text:p>9,690,359.16</text:p>
          </table:table-cell>
          <table:table-cell table:number-columns-repeated="1017"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974066.55" calcext:value-type="float">
            <text:p>8,974,066.5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702595.79" calcext:value-type="float">
            <text:p>36,702,595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9-2022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71109.88" calcext:value-type="float">
            <text:p>871,109.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917126.63" calcext:value-type="float">
            <text:p>7,917,126.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863272.9" calcext:value-type="float">
            <text:p>7,863,272.9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5083.53" calcext:value-type="float">
            <text:p>1,885,083.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064485.17" calcext:value-type="float">
            <text:p>10,064,485.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202190.93" calcext:value-type="float">
            <text:p>37,202,190.9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501801.86" calcext:value-type="float">
            <text:p>12,501,801.8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01275.62" calcext:value-type="float">
            <text:p>1,301,275.62</text:p>
          </table:table-cell>
          <table:table-cell table:number-columns-repeated="1017"/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9201.16" calcext:value-type="float">
            <text:p>369,201.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6855674.75" calcext:value-type="float">
            <text:p>66,855,674.7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51441325.76" calcext:value-type="float">
            <text:p>151,441,325.76</text:p>
          </table:table-cell>
          <table:table-cell table:number-columns-repeated="1017"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5190920.65" calcext:value-type="float">
            <text:p>305,190,920.6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54249.36" calcext:value-type="float">
            <text:p>6,754,249.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4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76987.86" calcext:value-type="float">
            <text:p>2,476,987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6644904.45" calcext:value-type="float">
            <text:p>46,644,904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2562418.11" calcext:value-type="float">
            <text:p>12,562,418.1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rak danych o głosowaniu, aktywa sa wpisane jako 0</text:p>
          </table:table-cell>
          <table:table-cell table:number-columns-repeated="1012"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83462.6" calcext:value-type="float">
            <text:p>5,183,462.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8680.8" calcext:value-type="float">
            <text:p>338,680.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43664.86" calcext:value-type="float">
            <text:p>943,664.86</text:p>
          </table:table-cell>
          <table:table-cell table:number-columns-repeated="1017"/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0</text:p>
          </table:table-cell>
          <table:table-cell table:number-columns-repeated="1012"/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284625.32" calcext:value-type="float">
            <text:p>30,284,625.3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208124.07" calcext:value-type="float">
            <text:p>19,208,124.07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100535.04" calcext:value-type="float">
            <text:p>11,100,535.0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616411.96" calcext:value-type="float">
            <text:p>19,616,411.9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5092378.79" calcext:value-type="float">
            <text:p>65,092,378.7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563416.65" calcext:value-type="float">
            <text:p>11,563,416.6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8038705.3" calcext:value-type="float">
            <text:p>178,038,705.30</text:p>
          </table:table-cell>
          <table:table-cell table:number-columns-repeated="1017"/>
        </table:table-row>
        <table:table-row table:style-name="ro1">
          <table:table-cell table:style-name="ce7" office:value-type="float" office:value="37033" calcext:value-type="float">
            <text:p>37033</text:p>
          </table:table-cell>
          <table:table-cell table:style-name="ce7" office:value-type="float" office:value="2022" calcext:value-type="float">
            <text:p>2022</text:p>
          </table:table-cell>
          <table:table-cell table:number-columns-repeated="2" table:style-name="ce7" office:value-type="string" calcext:value-type="string">
            <text:p>tak</text:p>
          </table:table-cell>
          <table:table-cell table:style-name="ce7" office:value-type="string" calcext:value-type="string">
            <text:p>24-06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table:style-name="ce10" office:value-type="float" office:value="40671217.29" calcext:value-type="float">
            <text:p>40,671,217.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7" office:value-type="string" calcext:value-type="string">
            <text:p>wiecej glosow przeciw</text:p>
          </table:table-cell>
          <table:table-cell table:style-name="ce7" table:number-columns-repeated="1012"/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table:style-name="ce7" office:value-type="string" calcext:value-type="string">
            <text:p>zatwierdzenie sprawozdania finansowego za 2022</text:p>
          </table:table-cell>
          <table:table-cell office:value-type="float" office:value="142808.2" calcext:value-type="float">
            <text:p>142,808.20</text:p>
          </table:table-cell>
          <table:table-cell table:number-columns-repeated="1017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3584424.62" calcext:value-type="float">
            <text:p>3,584,424.62</text:p>
          </table:table-cell>
          <table:table-cell table:number-columns-repeated="1017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3345723.72" calcext:value-type="float">
            <text:p>193,345,723.72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43492.81" calcext:value-type="float">
            <text:p>343,492.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8413423.89" calcext:value-type="float">
            <text:p>118,413,423.8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6348365.61" calcext:value-type="float">
            <text:p>26,348,365.6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0223378.28" calcext:value-type="float">
            <text:p>140,223,378.28</text:p>
          </table:table-cell>
          <table:table-cell table:number-columns-repeated="1017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1173310.47" calcext:value-type="float">
            <text:p>11,173,310.47</text:p>
          </table:table-cell>
          <table:table-cell table:number-columns-repeated="1017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696525.35" calcext:value-type="float">
            <text:p>24,696,525.3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345109.06" calcext:value-type="float">
            <text:p>10,345,109.0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8301138.97" calcext:value-type="float">
            <text:p>98,301,138.97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 20220</text:p>
          </table:table-cell>
          <table:table-cell table:number-columns-repeated="1012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419569.63" calcext:value-type="float">
            <text:p>15,419,569.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12529.04" calcext:value-type="float">
            <text:p>2,412,529.0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873159.02" calcext:value-type="float">
            <text:p>20,873,159.0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844504.92" calcext:value-type="float">
            <text:p>37,844,504.9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295502.52" calcext:value-type="float">
            <text:p>33,295,502.5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009011" calcext:value-type="float">
            <text:p>16,009,011.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9659067.25" calcext:value-type="float">
            <text:p>29,659,067.25</text:p>
          </table:table-cell>
          <table:table-cell table:number-columns-repeated="1017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06259269.67" calcext:value-type="float">
            <text:p>406,259,269.67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9416099.3" calcext:value-type="float">
            <text:p>189,416,099.30</text:p>
          </table:table-cell>
          <table:table-cell table:number-columns-repeated="1017"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6391485.17" calcext:value-type="float">
            <text:p>36,391,485.17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036211.82" calcext:value-type="float">
            <text:p>80,036,211.8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069326.17" calcext:value-type="float">
            <text:p>63,069,326.1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000226.43" calcext:value-type="float">
            <text:p>8,000,226.4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004682.43" calcext:value-type="float">
            <text:p>2,004,682.43</text:p>
          </table:table-cell>
          <table:table-cell table:number-columns-repeated="1017"/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81994622.18" calcext:value-type="float">
            <text:p>81,994,622.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02402102.33" calcext:value-type="float">
            <text:p>202,402,102.3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4007550.15" calcext:value-type="float">
            <text:p>4,007,550.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1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4262419.71" calcext:value-type="float">
            <text:p>4,262,419.7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152053122.36" calcext:value-type="float">
            <text:p>152,053,122.3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6263694.15" calcext:value-type="float">
            <text:p>6,263,694.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6753961.69" calcext:value-type="float">
            <text:p>6,753,961.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329045.26" calcext:value-type="float">
            <text:p>2,329,045.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z zarzadu spoldzielni 2022</text:p>
          </table:table-cell>
          <table:table-cell office:value-type="float" office:value="6984124.8" calcext:value-type="float">
            <text:p>6,984,124.80</text:p>
          </table:table-cell>
          <table:table-cell table:number-columns-repeated="1017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7217220.95" calcext:value-type="float">
            <text:p>7,217,220.9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1-2024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01852216.82" calcext:value-type="float">
            <text:p>201,852,216.8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12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320538587.41" calcext:value-type="float">
            <text:p>320,538,587.41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602464.32" calcext:value-type="float">
            <text:p>14,602,464.32</text:p>
          </table:table-cell>
          <table:table-cell table:number-columns-repeated="1017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86347809.8" calcext:value-type="float">
            <text:p>86,347,809.8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53955062.8" calcext:value-type="float">
            <text:p>53,955,062.8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12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51860428.01" calcext:value-type="float">
            <text:p>51,860,428.0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float" office:value="125168" calcext:value-type="float">
            <text:p>125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33394805.75" calcext:value-type="float">
            <text:p>33,394,805.7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7" office:value-type="float" office:value="6144" calcext:value-type="float">
            <text:p>6144</text:p>
          </table:table-cell>
          <table:table-cell table:number-columns-repeated="1023"/>
        </table:table-row>
        <table:table-row table:style-name="ro1">
          <table:table-cell table:style-name="ce7" office:value-type="float" office:value="11811" calcext:value-type="float">
            <text:p>11811</text:p>
          </table:table-cell>
          <table:table-cell table:number-columns-repeated="1023"/>
        </table:table-row>
        <table:table-row table:style-name="ro1">
          <table:table-cell table:style-name="ce7" office:value-type="float" office:value="12299" calcext:value-type="float">
            <text:p>12299</text:p>
          </table:table-cell>
          <table:table-cell table:number-columns-repeated="1023"/>
        </table:table-row>
        <table:table-row table:style-name="ro1">
          <table:table-cell table:style-name="ce7" office:value-type="float" office:value="14304" calcext:value-type="float">
            <text:p>14304</text:p>
          </table:table-cell>
          <table:table-cell table:number-columns-repeated="1023"/>
        </table:table-row>
        <table:table-row table:style-name="ro1">
          <table:table-cell table:style-name="ce7" office:value-type="float" office:value="16736" calcext:value-type="float">
            <text:p>16736</text:p>
          </table:table-cell>
          <table:table-cell table:number-columns-repeated="1023"/>
        </table:table-row>
        <table:table-row table:style-name="ro1">
          <table:table-cell table:style-name="ce7" office:value-type="float" office:value="20535" calcext:value-type="float">
            <text:p>20535</text:p>
          </table:table-cell>
          <table:table-cell table:number-columns-repeated="1023"/>
        </table:table-row>
        <table:table-row table:style-name="ro1">
          <table:table-cell table:style-name="ce7" office:value-type="float" office:value="21185" calcext:value-type="float">
            <text:p>21185</text:p>
          </table:table-cell>
          <table:table-cell table:number-columns-repeated="1023"/>
        </table:table-row>
        <table:table-row table:style-name="ro1">
          <table:table-cell table:style-name="ce7" office:value-type="float" office:value="24196" calcext:value-type="float">
            <text:p>24196</text:p>
          </table:table-cell>
          <table:table-cell table:number-columns-repeated="1023"/>
        </table:table-row>
        <table:table-row table:style-name="ro1">
          <table:table-cell table:style-name="ce7" office:value-type="float" office:value="24277" calcext:value-type="float">
            <text:p>24277</text:p>
          </table:table-cell>
          <table:table-cell table:number-columns-repeated="1023"/>
        </table:table-row>
        <table:table-row table:style-name="ro1">
          <table:table-cell table:style-name="ce7" office:value-type="float" office:value="24541" calcext:value-type="float">
            <text:p>24541</text:p>
          </table:table-cell>
          <table:table-cell table:number-columns-repeated="1023"/>
        </table:table-row>
        <table:table-row table:style-name="ro1">
          <table:table-cell table:style-name="ce7" office:value-type="float" office:value="24872" calcext:value-type="float">
            <text:p>24872</text:p>
          </table:table-cell>
          <table:table-cell table:number-columns-repeated="1023"/>
        </table:table-row>
        <table:table-row table:style-name="ro1">
          <table:table-cell table:style-name="ce7" office:value-type="float" office:value="27158" calcext:value-type="float">
            <text:p>27158</text:p>
          </table:table-cell>
          <table:table-cell table:number-columns-repeated="1023"/>
        </table:table-row>
        <table:table-row table:style-name="ro1">
          <table:table-cell table:style-name="ce7" office:value-type="float" office:value="32661" calcext:value-type="float">
            <text:p>32661</text:p>
          </table:table-cell>
          <table:table-cell table:number-columns-repeated="1023"/>
        </table:table-row>
        <table:table-row table:style-name="ro1">
          <table:table-cell table:style-name="ce7" office:value-type="float" office:value="36462" calcext:value-type="float">
            <text:p>36462</text:p>
          </table:table-cell>
          <table:table-cell table:number-columns-repeated="1023"/>
        </table:table-row>
        <table:table-row table:style-name="ro1">
          <table:table-cell table:style-name="ce7" office:value-type="float" office:value="37558" calcext:value-type="float">
            <text:p>37558</text:p>
          </table:table-cell>
          <table:table-cell table:number-columns-repeated="1023"/>
        </table:table-row>
        <table:table-row table:style-name="ro1">
          <table:table-cell table:style-name="ce7" office:value-type="float" office:value="41184" calcext:value-type="float">
            <text:p>41184</text:p>
          </table:table-cell>
          <table:table-cell table:number-columns-repeated="1023"/>
        </table:table-row>
        <table:table-row table:style-name="ro1">
          <table:table-cell table:style-name="ce7" office:value-type="float" office:value="47340" calcext:value-type="float">
            <text:p>47340</text:p>
          </table:table-cell>
          <table:table-cell table:number-columns-repeated="1023"/>
        </table:table-row>
        <table:table-row table:style-name="ro1">
          <table:table-cell table:style-name="ce7" office:value-type="float" office:value="49242" calcext:value-type="float">
            <text:p>49242</text:p>
          </table:table-cell>
          <table:table-cell table:number-columns-repeated="1023"/>
        </table:table-row>
        <table:table-row table:style-name="ro1">
          <table:table-cell table:style-name="ce7" office:value-type="float" office:value="53046" calcext:value-type="float">
            <text:p>53046</text:p>
          </table:table-cell>
          <table:table-cell table:number-columns-repeated="1023"/>
        </table:table-row>
        <table:table-row table:style-name="ro1">
          <table:table-cell table:style-name="ce7" office:value-type="float" office:value="53056" calcext:value-type="float">
            <text:p>53056</text:p>
          </table:table-cell>
          <table:table-cell table:number-columns-repeated="1023"/>
        </table:table-row>
        <table:table-row table:style-name="ro1">
          <table:table-cell table:style-name="ce7" office:value-type="float" office:value="55607" calcext:value-type="float">
            <text:p>55607</text:p>
          </table:table-cell>
          <table:table-cell table:number-columns-repeated="1023"/>
        </table:table-row>
        <table:table-row table:style-name="ro1">
          <table:table-cell table:style-name="ce7" office:value-type="float" office:value="56285" calcext:value-type="float">
            <text:p>56285</text:p>
          </table:table-cell>
          <table:table-cell table:number-columns-repeated="1023"/>
        </table:table-row>
        <table:table-row table:style-name="ro1">
          <table:table-cell table:style-name="ce7" office:value-type="float" office:value="57093" calcext:value-type="float">
            <text:p>57093</text:p>
          </table:table-cell>
          <table:table-cell table:number-columns-repeated="1023"/>
        </table:table-row>
        <table:table-row table:style-name="ro1">
          <table:table-cell table:style-name="ce7" office:value-type="float" office:value="58758" calcext:value-type="float">
            <text:p>58758</text:p>
          </table:table-cell>
          <table:table-cell table:number-columns-repeated="1023"/>
        </table:table-row>
        <table:table-row table:style-name="ro1">
          <table:table-cell table:style-name="ce7" office:value-type="float" office:value="58812" calcext:value-type="float">
            <text:p>58812</text:p>
          </table:table-cell>
          <table:table-cell table:number-columns-repeated="1023"/>
        </table:table-row>
        <table:table-row table:style-name="ro1">
          <table:table-cell table:style-name="ce7" office:value-type="float" office:value="58856" calcext:value-type="float">
            <text:p>58856</text:p>
          </table:table-cell>
          <table:table-cell table:number-columns-repeated="1023"/>
        </table:table-row>
        <table:table-row table:style-name="ro1">
          <table:table-cell table:style-name="ce7" office:value-type="float" office:value="61327" calcext:value-type="float">
            <text:p>61327</text:p>
          </table:table-cell>
          <table:table-cell table:number-columns-repeated="1023"/>
        </table:table-row>
        <table:table-row table:style-name="ro1">
          <table:table-cell table:style-name="ce7" office:value-type="float" office:value="62550" calcext:value-type="float">
            <text:p>62550</text:p>
          </table:table-cell>
          <table:table-cell table:number-columns-repeated="1023"/>
        </table:table-row>
        <table:table-row table:style-name="ro1">
          <table:table-cell table:style-name="ce7" office:value-type="float" office:value="63049" calcext:value-type="float">
            <text:p>63049</text:p>
          </table:table-cell>
          <table:table-cell table:number-columns-repeated="1023"/>
        </table:table-row>
        <table:table-row table:style-name="ro1">
          <table:table-cell table:style-name="ce7" office:value-type="float" office:value="68823" calcext:value-type="float">
            <text:p>68823</text:p>
          </table:table-cell>
          <table:table-cell table:number-columns-repeated="1023"/>
        </table:table-row>
        <table:table-row table:style-name="ro1">
          <table:table-cell table:style-name="ce7" office:value-type="float" office:value="68975" calcext:value-type="float">
            <text:p>68975</text:p>
          </table:table-cell>
          <table:table-cell table:number-columns-repeated="1023"/>
        </table:table-row>
        <table:table-row table:style-name="ro1">
          <table:table-cell table:style-name="ce7" office:value-type="float" office:value="70181" calcext:value-type="float">
            <text:p>70181</text:p>
          </table:table-cell>
          <table:table-cell table:number-columns-repeated="1023"/>
        </table:table-row>
        <table:table-row table:style-name="ro1">
          <table:table-cell table:style-name="ce7" office:value-type="float" office:value="73971" calcext:value-type="float">
            <text:p>73971</text:p>
          </table:table-cell>
          <table:table-cell table:number-columns-repeated="1023"/>
        </table:table-row>
        <table:table-row table:style-name="ro1">
          <table:table-cell table:style-name="ce7" office:value-type="float" office:value="75645" calcext:value-type="float">
            <text:p>75645</text:p>
          </table:table-cell>
          <table:table-cell table:number-columns-repeated="1023"/>
        </table:table-row>
        <table:table-row table:style-name="ro1">
          <table:table-cell table:style-name="ce7" office:value-type="float" office:value="76535" calcext:value-type="float">
            <text:p>76535</text:p>
          </table:table-cell>
          <table:table-cell table:number-columns-repeated="1023"/>
        </table:table-row>
        <table:table-row table:style-name="ro1">
          <table:table-cell table:style-name="ce7" office:value-type="float" office:value="79638" calcext:value-type="float">
            <text:p>79638</text:p>
          </table:table-cell>
          <table:table-cell table:number-columns-repeated="1023"/>
        </table:table-row>
        <table:table-row table:style-name="ro1">
          <table:table-cell table:style-name="ce7" office:value-type="float" office:value="82573" calcext:value-type="float">
            <text:p>82573</text:p>
          </table:table-cell>
          <table:table-cell table:number-columns-repeated="1023"/>
        </table:table-row>
        <table:table-row table:style-name="ro1">
          <table:table-cell table:style-name="ce7" office:value-type="float" office:value="82585" calcext:value-type="float">
            <text:p>82585</text:p>
          </table:table-cell>
          <table:table-cell table:number-columns-repeated="1023"/>
        </table:table-row>
        <table:table-row table:style-name="ro1">
          <table:table-cell table:style-name="ce7" office:value-type="float" office:value="85896" calcext:value-type="float">
            <text:p>85896</text:p>
          </table:table-cell>
          <table:table-cell table:number-columns-repeated="1023"/>
        </table:table-row>
        <table:table-row table:style-name="ro1">
          <table:table-cell table:style-name="ce7" office:value-type="float" office:value="88696" calcext:value-type="float">
            <text:p>88696</text:p>
          </table:table-cell>
          <table:table-cell table:number-columns-repeated="1023"/>
        </table:table-row>
        <table:table-row table:style-name="ro1">
          <table:table-cell table:style-name="ce7" office:value-type="float" office:value="89055" calcext:value-type="float">
            <text:p>89055</text:p>
          </table:table-cell>
          <table:table-cell table:number-columns-repeated="1023"/>
        </table:table-row>
        <table:table-row table:style-name="ro1">
          <table:table-cell table:style-name="ce7" office:value-type="float" office:value="93131" calcext:value-type="float">
            <text:p>93131</text:p>
          </table:table-cell>
          <table:table-cell table:number-columns-repeated="1023"/>
        </table:table-row>
        <table:table-row table:style-name="ro1">
          <table:table-cell table:style-name="ce7" office:value-type="float" office:value="93164" calcext:value-type="float">
            <text:p>93164</text:p>
          </table:table-cell>
          <table:table-cell table:number-columns-repeated="1023"/>
        </table:table-row>
        <table:table-row table:style-name="ro1">
          <table:table-cell table:style-name="ce7" office:value-type="float" office:value="94328" calcext:value-type="float">
            <text:p>94328</text:p>
          </table:table-cell>
          <table:table-cell table:number-columns-repeated="1023"/>
        </table:table-row>
        <table:table-row table:style-name="ro1">
          <table:table-cell table:style-name="ce7" office:value-type="float" office:value="94375" calcext:value-type="float">
            <text:p>94375</text:p>
          </table:table-cell>
          <table:table-cell table:number-columns-repeated="1023"/>
        </table:table-row>
        <table:table-row table:style-name="ro1">
          <table:table-cell table:style-name="ce7" office:value-type="float" office:value="96755" calcext:value-type="float">
            <text:p>96755</text:p>
          </table:table-cell>
          <table:table-cell table:number-columns-repeated="1023"/>
        </table:table-row>
        <table:table-row table:style-name="ro1">
          <table:table-cell table:style-name="ce7" office:value-type="float" office:value="96835" calcext:value-type="float">
            <text:p>96835</text:p>
          </table:table-cell>
          <table:table-cell table:number-columns-repeated="1023"/>
        </table:table-row>
        <table:table-row table:style-name="ro1">
          <table:table-cell table:style-name="ce7" office:value-type="float" office:value="99929" calcext:value-type="float">
            <text:p>99929</text:p>
          </table:table-cell>
          <table:table-cell table:number-columns-repeated="1023"/>
        </table:table-row>
        <table:table-row table:style-name="ro1">
          <table:table-cell table:style-name="ce7" office:value-type="float" office:value="102054" calcext:value-type="float">
            <text:p>102054</text:p>
          </table:table-cell>
          <table:table-cell table:number-columns-repeated="1023"/>
        </table:table-row>
        <table:table-row table:style-name="ro1">
          <table:table-cell table:style-name="ce7" office:value-type="float" office:value="103440" calcext:value-type="float">
            <text:p>103440</text:p>
          </table:table-cell>
          <table:table-cell table:number-columns-repeated="1023"/>
        </table:table-row>
        <table:table-row table:style-name="ro1">
          <table:table-cell table:style-name="ce7" office:value-type="float" office:value="103775" calcext:value-type="float">
            <text:p>103775</text:p>
          </table:table-cell>
          <table:table-cell table:number-columns-repeated="1023"/>
        </table:table-row>
        <table:table-row table:style-name="ro1">
          <table:table-cell table:style-name="ce7" office:value-type="float" office:value="104012" calcext:value-type="float">
            <text:p>104012</text:p>
          </table:table-cell>
          <table:table-cell table:number-columns-repeated="1023"/>
        </table:table-row>
        <table:table-row table:style-name="ro1">
          <table:table-cell table:style-name="ce7" office:value-type="float" office:value="107963" calcext:value-type="float">
            <text:p>107963</text:p>
          </table:table-cell>
          <table:table-cell table:number-columns-repeated="1023"/>
        </table:table-row>
        <table:table-row table:style-name="ro1">
          <table:table-cell table:style-name="ce7" office:value-type="float" office:value="110096" calcext:value-type="float">
            <text:p>110096</text:p>
          </table:table-cell>
          <table:table-cell table:number-columns-repeated="1023"/>
        </table:table-row>
        <table:table-row table:style-name="ro1">
          <table:table-cell table:style-name="ce7" office:value-type="float" office:value="114463" calcext:value-type="float">
            <text:p>114463</text:p>
          </table:table-cell>
          <table:table-cell table:number-columns-repeated="1023"/>
        </table:table-row>
        <table:table-row table:style-name="ro1">
          <table:table-cell table:style-name="ce7" office:value-type="float" office:value="114687" calcext:value-type="float">
            <text:p>114687</text:p>
          </table:table-cell>
          <table:table-cell table:number-columns-repeated="1023"/>
        </table:table-row>
        <table:table-row table:style-name="ro1">
          <table:table-cell table:style-name="ce7" office:value-type="float" office:value="115755" calcext:value-type="float">
            <text:p>115755</text:p>
          </table:table-cell>
          <table:table-cell table:number-columns-repeated="1023"/>
        </table:table-row>
        <table:table-row table:style-name="ro1">
          <table:table-cell table:style-name="ce7" office:value-type="float" office:value="120644" calcext:value-type="float">
            <text:p>120644</text:p>
          </table:table-cell>
          <table:table-cell table:number-columns-repeated="1023"/>
        </table:table-row>
        <table:table-row table:style-name="ro1">
          <table:table-cell table:style-name="ce7" office:value-type="float" office:value="121120" calcext:value-type="float">
            <text:p>121120</text:p>
          </table:table-cell>
          <table:table-cell table:number-columns-repeated="1023"/>
        </table:table-row>
        <table:table-row table:style-name="ro1">
          <table:table-cell table:style-name="ce7" office:value-type="float" office:value="121786" calcext:value-type="float">
            <text:p>121786</text:p>
          </table:table-cell>
          <table:table-cell table:number-columns-repeated="1023"/>
        </table:table-row>
        <table:table-row table:style-name="ro1">
          <table:table-cell table:style-name="ce7" office:value-type="float" office:value="121907" calcext:value-type="float">
            <text:p>121907</text:p>
          </table:table-cell>
          <table:table-cell table:number-columns-repeated="1023"/>
        </table:table-row>
        <table:table-row table:style-name="ro1">
          <table:table-cell table:style-name="ce7" office:value-type="float" office:value="121917" calcext:value-type="float">
            <text:p>121917</text:p>
          </table:table-cell>
          <table:table-cell table:number-columns-repeated="1023"/>
        </table:table-row>
        <table:table-row table:style-name="ro1">
          <table:table-cell table:style-name="ce7" office:value-type="float" office:value="122197" calcext:value-type="float">
            <text:p>122197</text:p>
          </table:table-cell>
          <table:table-cell table:number-columns-repeated="1023"/>
        </table:table-row>
        <table:table-row table:style-name="ro1">
          <table:table-cell table:style-name="ce7" office:value-type="float" office:value="123006" calcext:value-type="float">
            <text:p>123006</text:p>
          </table:table-cell>
          <table:table-cell table:number-columns-repeated="1023"/>
        </table:table-row>
        <table:table-row table:style-name="ro1">
          <table:table-cell table:style-name="ce7" office:value-type="float" office:value="125278" calcext:value-type="float">
            <text:p>125278</text:p>
          </table:table-cell>
          <table:table-cell table:number-columns-repeated="1023"/>
        </table:table-row>
        <table:table-row table:style-name="ro1">
          <table:table-cell table:style-name="ce7" office:value-type="float" office:value="125721" calcext:value-type="float">
            <text:p>125721</text:p>
          </table:table-cell>
          <table:table-cell table:number-columns-repeated="1023"/>
        </table:table-row>
        <table:table-row table:style-name="ro1">
          <table:table-cell table:style-name="ce7" office:value-type="float" office:value="126579" calcext:value-type="float">
            <text:p>126579</text:p>
          </table:table-cell>
          <table:table-cell table:number-columns-repeated="1023"/>
        </table:table-row>
        <table:table-row table:style-name="ro1">
          <table:table-cell table:style-name="ce7" office:value-type="float" office:value="126635" calcext:value-type="float">
            <text:p>126635</text:p>
          </table:table-cell>
          <table:table-cell table:number-columns-repeated="1023"/>
        </table:table-row>
        <table:table-row table:style-name="ro1">
          <table:table-cell table:style-name="ce7" office:value-type="float" office:value="127229" calcext:value-type="float">
            <text:p>127229</text:p>
          </table:table-cell>
          <table:table-cell table:number-columns-repeated="1023"/>
        </table:table-row>
        <table:table-row table:style-name="ro1">
          <table:table-cell table:style-name="ce7" office:value-type="float" office:value="127874" calcext:value-type="float">
            <text:p>127874</text:p>
          </table:table-cell>
          <table:table-cell table:number-columns-repeated="1023"/>
        </table:table-row>
        <table:table-row table:style-name="ro1">
          <table:table-cell table:style-name="ce7" office:value-type="float" office:value="128003" calcext:value-type="float">
            <text:p>128003</text:p>
          </table:table-cell>
          <table:table-cell table:number-columns-repeated="1023"/>
        </table:table-row>
        <table:table-row table:style-name="ro1">
          <table:table-cell table:style-name="ce7" office:value-type="float" office:value="131359" calcext:value-type="float">
            <text:p>131359</text:p>
          </table:table-cell>
          <table:table-cell table:number-columns-repeated="1023"/>
        </table:table-row>
        <table:table-row table:style-name="ro1">
          <table:table-cell table:style-name="ce7" office:value-type="float" office:value="135193" calcext:value-type="float">
            <text:p>135193</text:p>
          </table:table-cell>
          <table:table-cell table:number-columns-repeated="1023"/>
        </table:table-row>
        <table:table-row table:style-name="ro1">
          <table:table-cell table:style-name="ce7" office:value-type="float" office:value="136746" calcext:value-type="float">
            <text:p>136746</text:p>
          </table:table-cell>
          <table:table-cell table:number-columns-repeated="1023"/>
        </table:table-row>
        <table:table-row table:style-name="ro1">
          <table:table-cell table:style-name="ce7" office:value-type="float" office:value="136920" calcext:value-type="float">
            <text:p>136920</text:p>
          </table:table-cell>
          <table:table-cell table:number-columns-repeated="1023"/>
        </table:table-row>
        <table:table-row table:style-name="ro1">
          <table:table-cell table:style-name="ce7" office:value-type="float" office:value="138640" calcext:value-type="float">
            <text:p>138640</text:p>
          </table:table-cell>
          <table:table-cell table:number-columns-repeated="1023"/>
        </table:table-row>
        <table:table-row table:style-name="ro1">
          <table:table-cell table:style-name="ce7" office:value-type="float" office:value="138706" calcext:value-type="float">
            <text:p>138706</text:p>
          </table:table-cell>
          <table:table-cell table:number-columns-repeated="1023"/>
        </table:table-row>
        <table:table-row table:style-name="ro1">
          <table:table-cell table:style-name="ce7" office:value-type="float" office:value="139246" calcext:value-type="float">
            <text:p>139246</text:p>
          </table:table-cell>
          <table:table-cell table:number-columns-repeated="1023"/>
        </table:table-row>
        <table:table-row table:style-name="ro1">
          <table:table-cell table:style-name="ce7" office:value-type="float" office:value="140777" calcext:value-type="float">
            <text:p>140777</text:p>
          </table:table-cell>
          <table:table-cell table:number-columns-repeated="1023"/>
        </table:table-row>
        <table:table-row table:style-name="ro1">
          <table:table-cell table:style-name="ce7" office:value-type="float" office:value="141739" calcext:value-type="float">
            <text:p>141739</text:p>
          </table:table-cell>
          <table:table-cell table:number-columns-repeated="1023"/>
        </table:table-row>
        <table:table-row table:style-name="ro1">
          <table:table-cell table:style-name="ce7" office:value-type="float" office:value="143704" calcext:value-type="float">
            <text:p>143704</text:p>
          </table:table-cell>
          <table:table-cell table:number-columns-repeated="1023"/>
        </table:table-row>
        <table:table-row table:style-name="ro1">
          <table:table-cell table:style-name="ce7" office:value-type="float" office:value="143827" calcext:value-type="float">
            <text:p>143827</text:p>
          </table:table-cell>
          <table:table-cell table:number-columns-repeated="1023"/>
        </table:table-row>
        <table:table-row table:style-name="ro1">
          <table:table-cell table:style-name="ce7" office:value-type="float" office:value="145440" calcext:value-type="float">
            <text:p>145440</text:p>
          </table:table-cell>
          <table:table-cell table:number-columns-repeated="1023"/>
        </table:table-row>
        <table:table-row table:style-name="ro1">
          <table:table-cell table:style-name="ce7" office:value-type="float" office:value="147336" calcext:value-type="float">
            <text:p>147336</text:p>
          </table:table-cell>
          <table:table-cell table:number-columns-repeated="1023"/>
        </table:table-row>
        <table:table-row table:style-name="ro1">
          <table:table-cell table:style-name="ce7" office:value-type="float" office:value="147363" calcext:value-type="float">
            <text:p>147363</text:p>
          </table:table-cell>
          <table:table-cell table:number-columns-repeated="1023"/>
        </table:table-row>
        <table:table-row table:style-name="ro1">
          <table:table-cell table:style-name="ce7" office:value-type="float" office:value="148127" calcext:value-type="float">
            <text:p>148127</text:p>
          </table:table-cell>
          <table:table-cell table:number-columns-repeated="1023"/>
        </table:table-row>
        <table:table-row table:style-name="ro1">
          <table:table-cell table:style-name="ce7" office:value-type="float" office:value="150863" calcext:value-type="float">
            <text:p>150863</text:p>
          </table:table-cell>
          <table:table-cell table:number-columns-repeated="1023"/>
        </table:table-row>
        <table:table-row table:style-name="ro1">
          <table:table-cell table:style-name="ce7" office:value-type="float" office:value="151747" calcext:value-type="float">
            <text:p>151747</text:p>
          </table:table-cell>
          <table:table-cell table:number-columns-repeated="1023"/>
        </table:table-row>
        <table:table-row table:style-name="ro1">
          <table:table-cell table:style-name="ce7" office:value-type="float" office:value="153351" calcext:value-type="float">
            <text:p>153351</text:p>
          </table:table-cell>
          <table:table-cell table:number-columns-repeated="1023"/>
        </table:table-row>
        <table:table-row table:style-name="ro1">
          <table:table-cell table:style-name="ce7" office:value-type="float" office:value="154140" calcext:value-type="float">
            <text:p>154140</text:p>
          </table:table-cell>
          <table:table-cell table:number-columns-repeated="1023"/>
        </table:table-row>
        <table:table-row table:style-name="ro1">
          <table:table-cell table:style-name="ce7" office:value-type="float" office:value="156877" calcext:value-type="float">
            <text:p>156877</text:p>
          </table:table-cell>
          <table:table-cell table:number-columns-repeated="1023"/>
        </table:table-row>
        <table:table-row table:style-name="ro1">
          <table:table-cell table:style-name="ce7" office:value-type="float" office:value="157453" calcext:value-type="float">
            <text:p>157453</text:p>
          </table:table-cell>
          <table:table-cell table:number-columns-repeated="1023"/>
        </table:table-row>
        <table:table-row table:style-name="ro1">
          <table:table-cell table:style-name="ce7" office:value-type="float" office:value="157588" calcext:value-type="float">
            <text:p>157588</text:p>
          </table:table-cell>
          <table:table-cell table:number-columns-repeated="1023"/>
        </table:table-row>
        <table:table-row table:style-name="ro1">
          <table:table-cell table:style-name="ce7" office:value-type="float" office:value="157626" calcext:value-type="float">
            <text:p>157626</text:p>
          </table:table-cell>
          <table:table-cell table:number-columns-repeated="1023"/>
        </table:table-row>
        <table:table-row table:style-name="ro1">
          <table:table-cell table:style-name="ce7" office:value-type="float" office:value="157973" calcext:value-type="float">
            <text:p>157973</text:p>
          </table:table-cell>
          <table:table-cell table:number-columns-repeated="1023"/>
        </table:table-row>
        <table:table-row table:style-name="ro1">
          <table:table-cell table:style-name="ce7" office:value-type="float" office:value="160575" calcext:value-type="float">
            <text:p>160575</text:p>
          </table:table-cell>
          <table:table-cell table:number-columns-repeated="1023"/>
        </table:table-row>
        <table:table-row table:style-name="ro1">
          <table:table-cell table:style-name="ce7" office:value-type="float" office:value="162398" calcext:value-type="float">
            <text:p>162398</text:p>
          </table:table-cell>
          <table:table-cell table:number-columns-repeated="1023"/>
        </table:table-row>
        <table:table-row table:style-name="ro1">
          <table:table-cell table:style-name="ce7" office:value-type="float" office:value="165549" calcext:value-type="float">
            <text:p>165549</text:p>
          </table:table-cell>
          <table:table-cell table:number-columns-repeated="1023"/>
        </table:table-row>
        <table:table-row table:style-name="ro1">
          <table:table-cell table:style-name="ce7" office:value-type="float" office:value="170015" calcext:value-type="float">
            <text:p>170015</text:p>
          </table:table-cell>
          <table:table-cell table:number-columns-repeated="1023"/>
        </table:table-row>
        <table:table-row table:style-name="ro1">
          <table:table-cell table:style-name="ce7" office:value-type="float" office:value="170054" calcext:value-type="float">
            <text:p>170054</text:p>
          </table:table-cell>
          <table:table-cell table:number-columns-repeated="1023"/>
        </table:table-row>
        <table:table-row table:style-name="ro1">
          <table:table-cell table:style-name="ce7" office:value-type="float" office:value="171313" calcext:value-type="float">
            <text:p>171313</text:p>
          </table:table-cell>
          <table:table-cell table:number-columns-repeated="1023"/>
        </table:table-row>
        <table:table-row table:style-name="ro1">
          <table:table-cell table:style-name="ce7" office:value-type="float" office:value="172373" calcext:value-type="float">
            <text:p>172373</text:p>
          </table:table-cell>
          <table:table-cell table:number-columns-repeated="1023"/>
        </table:table-row>
        <table:table-row table:style-name="ro1">
          <table:table-cell table:style-name="ce7" office:value-type="float" office:value="173231" calcext:value-type="float">
            <text:p>173231</text:p>
          </table:table-cell>
          <table:table-cell table:number-columns-repeated="1023"/>
        </table:table-row>
        <table:table-row table:style-name="ro1">
          <table:table-cell table:style-name="ce7" office:value-type="float" office:value="174192" calcext:value-type="float">
            <text:p>174192</text:p>
          </table:table-cell>
          <table:table-cell table:number-columns-repeated="1023"/>
        </table:table-row>
        <table:table-row table:style-name="ro1">
          <table:table-cell table:style-name="ce7" office:value-type="float" office:value="174193" calcext:value-type="float">
            <text:p>174193</text:p>
          </table:table-cell>
          <table:table-cell table:number-columns-repeated="1023"/>
        </table:table-row>
        <table:table-row table:style-name="ro1">
          <table:table-cell table:style-name="ce7" office:value-type="float" office:value="175159" calcext:value-type="float">
            <text:p>175159</text:p>
          </table:table-cell>
          <table:table-cell table:number-columns-repeated="1023"/>
        </table:table-row>
        <table:table-row table:style-name="ro1">
          <table:table-cell table:style-name="ce7" office:value-type="float" office:value="175479" calcext:value-type="float">
            <text:p>175479</text:p>
          </table:table-cell>
          <table:table-cell table:number-columns-repeated="1023"/>
        </table:table-row>
        <table:table-row table:style-name="ro1">
          <table:table-cell table:style-name="ce7" office:value-type="float" office:value="176952" calcext:value-type="float">
            <text:p>176952</text:p>
          </table:table-cell>
          <table:table-cell table:number-columns-repeated="1023"/>
        </table:table-row>
        <table:table-row table:style-name="ro1">
          <table:table-cell table:style-name="ce7" office:value-type="float" office:value="184920" calcext:value-type="float">
            <text:p>184920</text:p>
          </table:table-cell>
          <table:table-cell table:number-columns-repeated="1023"/>
        </table:table-row>
        <table:table-row table:style-name="ro1">
          <table:table-cell table:style-name="ce7" office:value-type="float" office:value="185195" calcext:value-type="float">
            <text:p>185195</text:p>
          </table:table-cell>
          <table:table-cell table:number-columns-repeated="1023"/>
        </table:table-row>
        <table:table-row table:style-name="ro1">
          <table:table-cell table:style-name="ce7" office:value-type="float" office:value="185296" calcext:value-type="float">
            <text:p>185296</text:p>
          </table:table-cell>
          <table:table-cell table:number-columns-repeated="1023"/>
        </table:table-row>
        <table:table-row table:style-name="ro1">
          <table:table-cell table:style-name="ce7" office:value-type="float" office:value="185482" calcext:value-type="float">
            <text:p>185482</text:p>
          </table:table-cell>
          <table:table-cell table:number-columns-repeated="1023"/>
        </table:table-row>
        <table:table-row table:style-name="ro1">
          <table:table-cell table:style-name="ce7" office:value-type="float" office:value="187853" calcext:value-type="float">
            <text:p>187853</text:p>
          </table:table-cell>
          <table:table-cell table:number-columns-repeated="1023"/>
        </table:table-row>
        <table:table-row table:style-name="ro1">
          <table:table-cell table:style-name="ce7" office:value-type="float" office:value="187929" calcext:value-type="float">
            <text:p>187929</text:p>
          </table:table-cell>
          <table:table-cell table:number-columns-repeated="1023"/>
        </table:table-row>
        <table:table-row table:style-name="ro1">
          <table:table-cell table:style-name="ce7" office:value-type="float" office:value="188012" calcext:value-type="float">
            <text:p>188012</text:p>
          </table:table-cell>
          <table:table-cell table:number-columns-repeated="1023"/>
        </table:table-row>
        <table:table-row table:style-name="ro1">
          <table:table-cell table:style-name="ce7" office:value-type="float" office:value="190107" calcext:value-type="float">
            <text:p>190107</text:p>
          </table:table-cell>
          <table:table-cell table:number-columns-repeated="1023"/>
        </table:table-row>
        <table:table-row table:style-name="ro1">
          <table:table-cell table:style-name="ce7" office:value-type="float" office:value="190192" calcext:value-type="float">
            <text:p>190192</text:p>
          </table:table-cell>
          <table:table-cell table:number-columns-repeated="1023"/>
        </table:table-row>
        <table:table-row table:style-name="ro1">
          <table:table-cell table:style-name="ce7" office:value-type="float" office:value="190984" calcext:value-type="float">
            <text:p>190984</text:p>
          </table:table-cell>
          <table:table-cell table:number-columns-repeated="1023"/>
        </table:table-row>
        <table:table-row table:style-name="ro1">
          <table:table-cell table:style-name="ce7" office:value-type="float" office:value="193106" calcext:value-type="float">
            <text:p>193106</text:p>
          </table:table-cell>
          <table:table-cell table:number-columns-repeated="1023"/>
        </table:table-row>
        <table:table-row table:style-name="ro1">
          <table:table-cell table:style-name="ce7" office:value-type="float" office:value="193518" calcext:value-type="float">
            <text:p>193518</text:p>
          </table:table-cell>
          <table:table-cell table:number-columns-repeated="1023"/>
        </table:table-row>
        <table:table-row table:style-name="ro1">
          <table:table-cell table:style-name="ce7" office:value-type="float" office:value="193565" calcext:value-type="float">
            <text:p>193565</text:p>
          </table:table-cell>
          <table:table-cell table:number-columns-repeated="1023"/>
        </table:table-row>
        <table:table-row table:style-name="ro1">
          <table:table-cell table:style-name="ce7" office:value-type="float" office:value="193599" calcext:value-type="float">
            <text:p>193599</text:p>
          </table:table-cell>
          <table:table-cell table:number-columns-repeated="1023"/>
        </table:table-row>
        <table:table-row table:style-name="ro1">
          <table:table-cell table:style-name="ce7" office:value-type="float" office:value="194436" calcext:value-type="float">
            <text:p>194436</text:p>
          </table:table-cell>
          <table:table-cell table:number-columns-repeated="1023"/>
        </table:table-row>
        <table:table-row table:style-name="ro1">
          <table:table-cell table:style-name="ce7" office:value-type="float" office:value="197179" calcext:value-type="float">
            <text:p>197179</text:p>
          </table:table-cell>
          <table:table-cell table:number-columns-repeated="1023"/>
        </table:table-row>
        <table:table-row table:style-name="ro1">
          <table:table-cell table:style-name="ce7" office:value-type="float" office:value="197404" calcext:value-type="float">
            <text:p>197404</text:p>
          </table:table-cell>
          <table:table-cell table:number-columns-repeated="1023"/>
        </table:table-row>
        <table:table-row table:style-name="ro1">
          <table:table-cell table:style-name="ce7" office:value-type="float" office:value="198184" calcext:value-type="float">
            <text:p>198184</text:p>
          </table:table-cell>
          <table:table-cell table:number-columns-repeated="1023"/>
        </table:table-row>
        <table:table-row table:style-name="ro1">
          <table:table-cell table:style-name="ce7" office:value-type="float" office:value="200559" calcext:value-type="float">
            <text:p>200559</text:p>
          </table:table-cell>
          <table:table-cell table:number-columns-repeated="1023"/>
        </table:table-row>
        <table:table-row table:style-name="ro1">
          <table:table-cell table:style-name="ce7" office:value-type="float" office:value="201319" calcext:value-type="float">
            <text:p>201319</text:p>
          </table:table-cell>
          <table:table-cell table:number-columns-repeated="1023"/>
        </table:table-row>
        <table:table-row table:style-name="ro1">
          <table:table-cell table:style-name="ce7" office:value-type="float" office:value="201691" calcext:value-type="float">
            <text:p>201691</text:p>
          </table:table-cell>
          <table:table-cell table:number-columns-repeated="1023"/>
        </table:table-row>
        <table:table-row table:style-name="ro1">
          <table:table-cell table:style-name="ce7" office:value-type="float" office:value="201822" calcext:value-type="float">
            <text:p>201822</text:p>
          </table:table-cell>
          <table:table-cell table:number-columns-repeated="1023"/>
        </table:table-row>
        <table:table-row table:style-name="ro1">
          <table:table-cell table:style-name="ce7" office:value-type="float" office:value="204434" calcext:value-type="float">
            <text:p>204434</text:p>
          </table:table-cell>
          <table:table-cell table:number-columns-repeated="1023"/>
        </table:table-row>
        <table:table-row table:style-name="ro1">
          <table:table-cell table:style-name="ce7" office:value-type="float" office:value="204832" calcext:value-type="float">
            <text:p>204832</text:p>
          </table:table-cell>
          <table:table-cell table:number-columns-repeated="1023"/>
        </table:table-row>
        <table:table-row table:style-name="ro1">
          <table:table-cell table:style-name="ce7" office:value-type="float" office:value="210896" calcext:value-type="float">
            <text:p>210896</text:p>
          </table:table-cell>
          <table:table-cell table:number-columns-repeated="1023"/>
        </table:table-row>
        <table:table-row table:style-name="ro1">
          <table:table-cell table:style-name="ce7" office:value-type="float" office:value="210962" calcext:value-type="float">
            <text:p>210962</text:p>
          </table:table-cell>
          <table:table-cell table:number-columns-repeated="1023"/>
        </table:table-row>
        <table:table-row table:style-name="ro1">
          <table:table-cell table:style-name="ce7" office:value-type="float" office:value="210965" calcext:value-type="float">
            <text:p>210965</text:p>
          </table:table-cell>
          <table:table-cell table:number-columns-repeated="1023"/>
        </table:table-row>
        <table:table-row table:style-name="ro1">
          <table:table-cell table:style-name="ce7" office:value-type="float" office:value="210998" calcext:value-type="float">
            <text:p>210998</text:p>
          </table:table-cell>
          <table:table-cell table:number-columns-repeated="1023"/>
        </table:table-row>
        <table:table-row table:style-name="ro1">
          <table:table-cell table:style-name="ce7" office:value-type="float" office:value="215995" calcext:value-type="float">
            <text:p>215995</text:p>
          </table:table-cell>
          <table:table-cell table:number-columns-repeated="1023"/>
        </table:table-row>
        <table:table-row table:style-name="ro1">
          <table:table-cell table:style-name="ce7" office:value-type="float" office:value="217905" calcext:value-type="float">
            <text:p>217905</text:p>
          </table:table-cell>
          <table:table-cell table:number-columns-repeated="1023"/>
        </table:table-row>
        <table:table-row table:style-name="ro1">
          <table:table-cell table:style-name="ce7" office:value-type="float" office:value="217973" calcext:value-type="float">
            <text:p>217973</text:p>
          </table:table-cell>
          <table:table-cell table:number-columns-repeated="1023"/>
        </table:table-row>
        <table:table-row table:style-name="ro1">
          <table:table-cell table:style-name="ce7" office:value-type="float" office:value="219073" calcext:value-type="float">
            <text:p>219073</text:p>
          </table:table-cell>
          <table:table-cell table:number-columns-repeated="1023"/>
        </table:table-row>
        <table:table-row table:style-name="ro1">
          <table:table-cell table:style-name="ce7" office:value-type="float" office:value="219889" calcext:value-type="float">
            <text:p>219889</text:p>
          </table:table-cell>
          <table:table-cell table:number-columns-repeated="1023"/>
        </table:table-row>
        <table:table-row table:style-name="ro1">
          <table:table-cell table:style-name="ce7" office:value-type="float" office:value="223423" calcext:value-type="float">
            <text:p>223423</text:p>
          </table:table-cell>
          <table:table-cell table:number-columns-repeated="1023"/>
        </table:table-row>
        <table:table-row table:style-name="ro1">
          <table:table-cell table:style-name="ce7" office:value-type="float" office:value="225398" calcext:value-type="float">
            <text:p>225398</text:p>
          </table:table-cell>
          <table:table-cell table:number-columns-repeated="1023"/>
        </table:table-row>
        <table:table-row table:style-name="ro1">
          <table:table-cell table:style-name="ce7" office:value-type="float" office:value="226347" calcext:value-type="float">
            <text:p>226347</text:p>
          </table:table-cell>
          <table:table-cell table:number-columns-repeated="1023"/>
        </table:table-row>
        <table:table-row table:style-name="ro1">
          <table:table-cell table:style-name="ce7" office:value-type="float" office:value="230025" calcext:value-type="float">
            <text:p>230025</text:p>
          </table:table-cell>
          <table:table-cell table:number-columns-repeated="1023"/>
        </table:table-row>
        <table:table-row table:style-name="ro1">
          <table:table-cell table:style-name="ce7" office:value-type="float" office:value="230698" calcext:value-type="float">
            <text:p>230698</text:p>
          </table:table-cell>
          <table:table-cell table:number-columns-repeated="1023"/>
        </table:table-row>
        <table:table-row table:style-name="ro1">
          <table:table-cell table:style-name="ce7" office:value-type="float" office:value="235577" calcext:value-type="float">
            <text:p>235577</text:p>
          </table:table-cell>
          <table:table-cell table:number-columns-repeated="1023"/>
        </table:table-row>
        <table:table-row table:style-name="ro1">
          <table:table-cell table:style-name="ce7" office:value-type="float" office:value="237735" calcext:value-type="float">
            <text:p>237735</text:p>
          </table:table-cell>
          <table:table-cell table:number-columns-repeated="1023"/>
        </table:table-row>
        <table:table-row table:style-name="ro1">
          <table:table-cell table:style-name="ce7" office:value-type="float" office:value="239024" calcext:value-type="float">
            <text:p>239024</text:p>
          </table:table-cell>
          <table:table-cell table:number-columns-repeated="1023"/>
        </table:table-row>
        <table:table-row table:style-name="ro1">
          <table:table-cell table:style-name="ce7" office:value-type="float" office:value="239873" calcext:value-type="float">
            <text:p>239873</text:p>
          </table:table-cell>
          <table:table-cell table:number-columns-repeated="1023"/>
        </table:table-row>
        <table:table-row table:style-name="ro1">
          <table:table-cell table:style-name="ce7" office:value-type="float" office:value="241214" calcext:value-type="float">
            <text:p>241214</text:p>
          </table:table-cell>
          <table:table-cell table:number-columns-repeated="1023"/>
        </table:table-row>
        <table:table-row table:style-name="ro1">
          <table:table-cell table:style-name="ce7" office:value-type="float" office:value="242980" calcext:value-type="float">
            <text:p>242980</text:p>
          </table:table-cell>
          <table:table-cell table:number-columns-repeated="1023"/>
        </table:table-row>
        <table:table-row table:style-name="ro1">
          <table:table-cell table:style-name="ce7" office:value-type="float" office:value="243898" calcext:value-type="float">
            <text:p>243898</text:p>
          </table:table-cell>
          <table:table-cell table:number-columns-repeated="1023"/>
        </table:table-row>
        <table:table-row table:style-name="ro1">
          <table:table-cell table:style-name="ce7" office:value-type="float" office:value="248035" calcext:value-type="float">
            <text:p>248035</text:p>
          </table:table-cell>
          <table:table-cell table:number-columns-repeated="1023"/>
        </table:table-row>
        <table:table-row table:style-name="ro1">
          <table:table-cell table:style-name="ce7" office:value-type="float" office:value="248585" calcext:value-type="float">
            <text:p>248585</text:p>
          </table:table-cell>
          <table:table-cell table:number-columns-repeated="1023"/>
        </table:table-row>
        <table:table-row table:style-name="ro1">
          <table:table-cell table:style-name="ce7" office:value-type="float" office:value="252202" calcext:value-type="float">
            <text:p>252202</text:p>
          </table:table-cell>
          <table:table-cell table:number-columns-repeated="1023"/>
        </table:table-row>
        <table:table-row table:style-name="ro1">
          <table:table-cell table:style-name="ce7" office:value-type="float" office:value="254423" calcext:value-type="float">
            <text:p>254423</text:p>
          </table:table-cell>
          <table:table-cell table:number-columns-repeated="1023"/>
        </table:table-row>
        <table:table-row table:style-name="ro1">
          <table:table-cell table:style-name="ce7" office:value-type="float" office:value="254778" calcext:value-type="float">
            <text:p>254778</text:p>
          </table:table-cell>
          <table:table-cell table:number-columns-repeated="1023"/>
        </table:table-row>
        <table:table-row table:style-name="ro1">
          <table:table-cell table:style-name="ce7" office:value-type="float" office:value="255296" calcext:value-type="float">
            <text:p>255296</text:p>
          </table:table-cell>
          <table:table-cell table:number-columns-repeated="1023"/>
        </table:table-row>
        <table:table-row table:style-name="ro1">
          <table:table-cell table:style-name="ce7" office:value-type="float" office:value="258326" calcext:value-type="float">
            <text:p>258326</text:p>
          </table:table-cell>
          <table:table-cell table:number-columns-repeated="1023"/>
        </table:table-row>
        <table:table-row table:style-name="ro1">
          <table:table-cell table:style-name="ce7" office:value-type="float" office:value="258523" calcext:value-type="float">
            <text:p>258523</text:p>
          </table:table-cell>
          <table:table-cell table:number-columns-repeated="1023"/>
        </table:table-row>
        <table:table-row table:style-name="ro1">
          <table:table-cell table:style-name="ce7" office:value-type="float" office:value="259791" calcext:value-type="float">
            <text:p>259791</text:p>
          </table:table-cell>
          <table:table-cell table:number-columns-repeated="1023"/>
        </table:table-row>
        <table:table-row table:style-name="ro1">
          <table:table-cell table:style-name="ce7" office:value-type="float" office:value="261394" calcext:value-type="float">
            <text:p>261394</text:p>
          </table:table-cell>
          <table:table-cell table:number-columns-repeated="1023"/>
        </table:table-row>
        <table:table-row table:style-name="ro1">
          <table:table-cell table:style-name="ce7" office:value-type="float" office:value="261554" calcext:value-type="float">
            <text:p>261554</text:p>
          </table:table-cell>
          <table:table-cell table:number-columns-repeated="1023"/>
        </table:table-row>
        <table:table-row table:style-name="ro1">
          <table:table-cell table:style-name="ce7" office:value-type="float" office:value="268602" calcext:value-type="float">
            <text:p>268602</text:p>
          </table:table-cell>
          <table:table-cell table:number-columns-repeated="1023"/>
        </table:table-row>
        <table:table-row table:style-name="ro1">
          <table:table-cell table:style-name="ce7" office:value-type="float" office:value="270643" calcext:value-type="float">
            <text:p>270643</text:p>
          </table:table-cell>
          <table:table-cell table:number-columns-repeated="1023"/>
        </table:table-row>
        <table:table-row table:style-name="ro1">
          <table:table-cell table:style-name="ce7" office:value-type="float" office:value="279414" calcext:value-type="float">
            <text:p>279414</text:p>
          </table:table-cell>
          <table:table-cell table:number-columns-repeated="1023"/>
        </table:table-row>
        <table:table-row table:style-name="ro1">
          <table:table-cell table:style-name="ce7" office:value-type="float" office:value="281859" calcext:value-type="float">
            <text:p>281859</text:p>
          </table:table-cell>
          <table:table-cell table:number-columns-repeated="1023"/>
        </table:table-row>
        <table:table-row table:style-name="ro1">
          <table:table-cell table:style-name="ce7" office:value-type="float" office:value="282789" calcext:value-type="float">
            <text:p>282789</text:p>
          </table:table-cell>
          <table:table-cell table:number-columns-repeated="1023"/>
        </table:table-row>
        <table:table-row table:style-name="ro1">
          <table:table-cell table:style-name="ce7" office:value-type="float" office:value="291676" calcext:value-type="float">
            <text:p>291676</text:p>
          </table:table-cell>
          <table:table-cell table:number-columns-repeated="1023"/>
        </table:table-row>
        <table:table-row table:style-name="ro1">
          <table:table-cell table:style-name="ce7" office:value-type="float" office:value="296746" calcext:value-type="float">
            <text:p>296746</text:p>
          </table:table-cell>
          <table:table-cell table:number-columns-repeated="1023"/>
        </table:table-row>
        <table:table-row table:style-name="ro1">
          <table:table-cell table:style-name="ce7" office:value-type="float" office:value="298940" calcext:value-type="float">
            <text:p>298940</text:p>
          </table:table-cell>
          <table:table-cell table:number-columns-repeated="1023"/>
        </table:table-row>
        <table:table-row table:style-name="ro1">
          <table:table-cell table:style-name="ce7" office:value-type="float" office:value="305101" calcext:value-type="float">
            <text:p>305101</text:p>
          </table:table-cell>
          <table:table-cell table:number-columns-repeated="1023"/>
        </table:table-row>
        <table:table-row table:style-name="ro1">
          <table:table-cell table:style-name="ce7" office:value-type="float" office:value="321129" calcext:value-type="float">
            <text:p>321129</text:p>
          </table:table-cell>
          <table:table-cell table:number-columns-repeated="1023"/>
        </table:table-row>
        <table:table-row table:style-name="ro1">
          <table:table-cell table:style-name="ce7" office:value-type="float" office:value="327297" calcext:value-type="float">
            <text:p>327297</text:p>
          </table:table-cell>
          <table:table-cell table:number-columns-repeated="1023"/>
        </table:table-row>
        <table:table-row table:style-name="ro1">
          <table:table-cell table:style-name="ce7" office:value-type="float" office:value="338438" calcext:value-type="float">
            <text:p>338438</text:p>
          </table:table-cell>
          <table:table-cell table:number-columns-repeated="1023"/>
        </table:table-row>
        <table:table-row table:style-name="ro1">
          <table:table-cell table:style-name="ce7" office:value-type="float" office:value="343836" calcext:value-type="float">
            <text:p>343836</text:p>
          </table:table-cell>
          <table:table-cell table:number-columns-repeated="1023"/>
        </table:table-row>
        <table:table-row table:style-name="ro1">
          <table:table-cell table:style-name="ce7" office:value-type="float" office:value="371033" calcext:value-type="float">
            <text:p>371033</text:p>
          </table:table-cell>
          <table:table-cell table:number-columns-repeated="1023"/>
        </table:table-row>
        <table:table-row table:style-name="ro1">
          <table:table-cell table:style-name="ce7" office:value-type="float" office:value="375041" calcext:value-type="float">
            <text:p>375041</text:p>
          </table:table-cell>
          <table:table-cell table:number-columns-repeated="1023"/>
        </table:table-row>
        <table:table-row table:style-name="ro1">
          <table:table-cell table:style-name="ce7" office:value-type="float" office:value="386384" calcext:value-type="float">
            <text:p>386384</text:p>
          </table:table-cell>
          <table:table-cell table:number-columns-repeated="1023"/>
        </table:table-row>
        <table:table-row table:style-name="ro1">
          <table:table-cell table:style-name="ce7" office:value-type="float" office:value="523741" calcext:value-type="float">
            <text:p>523741</text:p>
          </table:table-cell>
          <table:table-cell table:number-columns-repeated="1023"/>
        </table:table-row>
        <table:table-row table:style-name="ro1">
          <table:table-cell table:style-name="ce7" office:value-type="float" office:value="600031" calcext:value-type="float">
            <text:p>600031</text:p>
          </table:table-cell>
          <table:table-cell table:number-columns-repeated="1023"/>
        </table:table-row>
        <table:table-row table:style-name="ro1">
          <table:table-cell table:style-name="ce7" office:value-type="float" office:value="611650" calcext:value-type="float">
            <text:p>611650</text:p>
          </table:table-cell>
          <table:table-cell table:number-columns-repeated="1023"/>
        </table:table-row>
        <table:table-row table:style-name="ro1">
          <table:table-cell table:style-name="ce7" office:value-type="float" office:value="958748" calcext:value-type="float">
            <text:p>958748</text:p>
          </table:table-cell>
          <table:table-cell table:number-columns-repeated="1023"/>
        </table:table-row>
        <table:table-row table:style-name="ro1" table:number-rows-repeated="10480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9">
      <number:hours/>
      <number:text>:</number:text>
      <number:minutes number:style="long"/>
    </number:time-style>
    <number:time-style style:name="N138"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</number:dat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-</number:text>
      <number:month number:textual="true"/>
      <number:text>-</number:text>
      <number:year/>
    </number:dat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date-style style:name="N125">
      <number:month number:textual="true"/>
      <number:text>-</number:text>
      <number:year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ext-style style:name="N127">
      <number:text-content/>
      <number:text>#</number:text>
    </number:text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date-style style:name="N132">
      <number:month/>
      <number:text>/</number:text>
      <number:day/>
      <number:text>/</number:text>
      <number:year number:style="long"/>
    </number:date-style>
    <number:time-style style:name="N133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6-18T23:32:01.440598905</dc:date>
    <meta:editing-duration>PT12H10M9S</meta:editing-duration>
    <meta:editing-cycles>12</meta:editing-cycles>
    <meta:generator>LibreOffice/7.3.7.2$Linux_X86_64 LibreOffice_project/30$Build-2</meta:generator>
    <meta:document-statistic meta:table-count="1" meta:cell-count="2890" meta:object-count="0"/>
  </office:meta>
</office:document-meta>
</file>